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10" style:family="table-cell" style:parent-style-name="Default" style:data-style-name="N4"/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6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 table:number-rows-repeated="10482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5"/>
        <table:table-column table:style-name="co6" table:default-cell-style-name="ce15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6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32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1-28T12:21:35.805000000</dc:date>
    <meta:editing-duration>P3DT10H9M59S</meta:editing-duration>
    <meta:editing-cycles>62</meta:editing-cycles>
    <meta:document-statistic meta:table-count="3" meta:cell-count="1691" meta:object-count="0"/>
  </office:meta>
</office:document-meta>
</file>